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style:shadow="none" table:align="margins" style:page-number="0" style:width="16.942cm"/>
    </style:style>
    <style:style style:name="Table1.A" style:family="table-column">
      <style:table-column-properties style:column-width="3.44cm" style:rel-column-width="1950*"/>
    </style:style>
    <style:style style:name="Table1.B" style:family="table-column">
      <style:table-column-properties style:column-width="2.487cm" style:rel-column-width="1410*"/>
    </style:style>
    <style:style style:name="Table1.C" style:family="table-column">
      <style:table-column-properties style:column-width="2.117cm" style:rel-column-width="1200*"/>
    </style:style>
    <style:style style:name="Table1.D" style:family="table-column">
      <style:table-column-properties style:column-width="0.714cm" style:rel-column-width="405*"/>
    </style:style>
    <style:style style:name="Table1.E" style:family="table-column">
      <style:table-column-properties style:column-width="0.291cm" style:rel-column-width="165*"/>
    </style:style>
    <style:style style:name="Table1.F" style:family="table-column">
      <style:table-column-properties style:column-width="4.524cm" style:rel-column-width="2565*"/>
    </style:style>
    <style:style style:name="Table1.G" style:family="table-column">
      <style:table-column-properties style:column-width="3.369cm" style:rel-column-width="1910*"/>
    </style:style>
    <style:style style:name="Table1.A1" style:family="table-cell">
      <style:table-cell-properties fo:border="none" fo:padding="0.097cm"/>
    </style:style>
    <style:style style:name="Table1.A10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0" style:family="table-cell">
      <style:table-cell-properties fo:border="0.002cm solid #000000" fo:padding="0.097cm"/>
    </style:style>
    <style:style style:name="Table1.A11" style:family="table-cell">
      <style:table-cell-properties fo:border-bottom="0.002cm solid #000000" fo:border-right="none" fo:padding="0.097cm" fo:border-left="none" fo:border-top="none"/>
    </style:style>
    <style:style style:name="Table1.G11" style:family="table-cell">
      <style:table-cell-properties fo:border-bottom="0.002cm solid #0047ff" fo:border-right="none" fo:padding="0.097cm" fo:border-left="none" fo:border-top="none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3cm" style:rel-column-width="7695*"/>
    </style:style>
    <style:style style:name="Table2.B" style:family="table-column">
      <style:table-column-properties style:column-width="3.369cm" style:rel-column-width="1910*"/>
    </style:style>
    <style:style style:name="Table2.A1" style:family="table-cell">
      <style:table-cell-properties fo:border-bottom="none" fo:border-right="0.002cm solid #0047ff" fo:padding="0.097cm" fo:border-left="0.002cm solid #000000" fo:border-top="0.002cm solid #000000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none"/>
    </style:style>
    <style:style style:name="Table2.A3" style:family="table-cell">
      <style:table-cell-properties fo:border="none" fo:padding="0.097cm"/>
    </style:style>
    <style:style style:name="Table2.A4" style:family="table-cell">
      <style:table-cell-properties fo:border-bottom="none" fo:border-right="none" fo:padding="0.097cm" fo:border-left="none" fo:border-top="0.002cm solid #000000"/>
    </style:style>
    <style:style style:name="Table2.B4" style:family="table-cell">
      <style:table-cell-properties fo:border-bottom="none" fo:border-right="none" fo:padding="0.097cm" fo:border-left="none" fo:border-top="0.002cm solid #0047ff"/>
    </style:style>
    <style:style style:name="Table3" style:family="table">
      <style:table-properties table:align="margins" style:width="16.942cm"/>
    </style:style>
    <style:style style:name="Table3.A" style:family="table-column">
      <style:table-column-properties style:column-width="3.676cm" style:rel-column-width="2084*"/>
    </style:style>
    <style:style style:name="Table3.B" style:family="table-column">
      <style:table-column-properties style:column-width="1.969cm" style:rel-column-width="1116*"/>
    </style:style>
    <style:style style:name="Table3.C" style:family="table-column">
      <style:table-column-properties style:column-width="2.824cm" style:rel-column-width="1601*"/>
    </style:style>
    <style:style style:name="Table3.D" style:family="table-column">
      <style:table-column-properties style:column-width="1.903cm" style:rel-column-width="1079*"/>
    </style:style>
    <style:style style:name="Table3.E" style:family="table-column">
      <style:table-column-properties style:column-width="3.201cm" style:rel-column-width="1815*"/>
    </style:style>
    <style:style style:name="Table3.F" style:family="table-column">
      <style:table-column-properties style:column-width="3.369cm" style:rel-column-width="1910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3.B4" style:family="table-cell">
      <style:table-cell-properties fo:border="0.002cm solid #000000" fo:padding="0.097cm"/>
    </style:style>
    <style:style style:name="Table3.B5" style:family="table-cell">
      <style:table-cell-properties fo:border-bottom="0.002cm solid #000000" fo:border-right="0.002cm solid #000000" fo:padding="0.097cm" fo:border-left="0.002cm solid #000000" fo:border-top="none"/>
    </style:style>
    <style:style style:name="Table3.D12" style:family="table-cell">
      <style:table-cell-properties fo:border-bottom="0.002cm solid #000000" fo:border-right="none" fo:padding="0.097cm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9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10" style:parent-style-name="Table_20_Contents" style:family="paragraph">
      <style:paragraph-properties style:justify-single-word="false" fo:text-align="center"/>
    </style:style>
    <style:style style:name="P11" style:parent-style-name="Table_20_Contents" style:family="paragraph">
      <style:paragraph-properties style:justify-single-word="false" fo:text-align="end"/>
    </style:style>
    <style:style style:name="P12" style:parent-style-name="Table_20_Contents" style:family="paragraph">
      <style:text-properties fo:font-weight="bold" style:font-weight-complex="bold" fo:color="#0066cc" style:font-weight-asian="bold"/>
    </style:style>
    <style:style style:name="P13" style:parent-style-name="Table_20_Contents" style:family="paragraph">
      <style:text-properties fo:color="#0047ff"/>
    </style:style>
    <style:style style:name="P14" style:parent-style-name="Table_20_Contents" style:family="paragraph">
      <style:text-properties fo:font-weight="bold" style:font-weight-complex="bold" fo:color="#0047ff" style:font-weight-asian="bold"/>
    </style:style>
    <style:style style:name="P15" style:parent-style-name="Table_20_Contents" style:family="paragraph">
      <style:paragraph-properties style:justify-single-word="false" fo:text-align="end"/>
      <style:text-properties fo:color="#0047ff"/>
    </style:style>
    <style:style style:name="P16" style:parent-style-name="Table_20_Contents" style:family="paragraph">
      <style:text-properties fo:font-size="13pt" style:font-size-asian="13pt" style:font-size-complex="13pt"/>
    </style:style>
    <style:style style:name="P17" style:parent-style-name="Table_20_Contents" style:family="paragraph">
      <style:text-properties fo:font-weight="normal" style:font-weight-complex="normal" fo:color="#000000" style:font-weight-asian="normal"/>
    </style:style>
    <style:style style:name="T1" style:family="text">
      <style:text-properties fo:font-weight="normal" style:font-weight-complex="normal" style:font-weight-asian="normal"/>
    </style:style>
    <style:style style:name="T2" style:family="text">
      <style:text-properties fo:font-weight="normal" style:font-weight-complex="bold" fo:color="#000000" style:font-weight-asian="bold"/>
    </style:style>
    <style:style style:name="T3" style:family="text">
      <style:text-properties fo:font-size="10.5pt" fo:font-weight="normal" style:font-size-asian="10.5pt" style:font-weight-complex="bold" fo:color="#000000" style:font-weight-asian="bold" style:font-size-complex="10.5pt"/>
    </style:style>
    <style:style style:name="T4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P17">
<text:span text:style-name="Strong Emphasis">ORDINE DI LAVORO 2009</text:span>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Top Consulting &amp; Service srl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Via delle Montagne Rocciose,49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00144
ROMA
RM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De SIlvestri Marini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ordine
</text:p>
          </table:table-cell>
          <table:table-cell office:value-type="string" table:style-name="Table1.A1">
            <text:p text:style-name="P6">
n. ordine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0">
            <text:p text:style-name="Table_20_Contents">
17/04/2009
</text:p>
          </table:table-cell>
          <table:table-cell office:value-type="string" table:style-name="Table1.A10">
            <text:p text:style-name="Table_20_Contents">
002/2009
</text:p>
          </table:table-cell>
          <table:table-cell office:value-type="string" table:style-name="Table1.A10">
            <text:p text:style-name="Table_20_Contents">
003/2009
</text:p>
          </table:table-cell>
          <table:table-cell office:value-type="string" table:number-columns-spanned="4" table:style-name="Table1.D10">
            <text:p text:style-name="Table_20_Contents">
Ordine per progetto 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1">
            <text:p text:style-name="P6">
descrizione ordine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G11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illustrazioni 3d, alta definizione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            <text:p text:style-name="Table_20_Contents">
CONSUNTIVO VOLANTINI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            <text:p text:style-name="Table_20_Contents">
promo desk
</text:p>
          </table:table-cell>
          <table:table-cell office:value-type="string" table:style-name="Table2.B2">
            <text:p text:style-name="P7">
€8.772,00
</text:p>
          </table:table-cell>
        </table:table-row>
        <table:table-row>
          <table:table-cell office:value-type="string" table:style-name="Table2.A2">
            <text:p text:style-name="Table_20_Contents">
totem
</text:p>
          </table:table-cell>
          <table:table-cell office:value-type="string" table:style-name="Table2.B2">
            <text:p text:style-name="P7">
€13.260,00
</text:p>
          </table:table-cell>
        </table:table-row>
        <table:table-row>
          <table:table-cell office:value-type="string" table:style-name="Table2.A2">
            <text:p text:style-name="Table_20_Contents">
movimentazione materiali c/o vs magazzini
</text:p>
          </table:table-cell>
          <table:table-cell office:value-type="string" table:style-name="Table2.B2">
            <text:p text:style-name="P7">
€1.380,00
</text:p>
          </table:table-cell>
        </table:table-row>
        <table:table-row>
          <table:table-cell office:value-type="string" table:style-name="Table2.A4">
            <text:p text:style-name="P8">
Vi preghiamo riportare il numero d'ordine sulla Vs fattura
</text:p>
          </table:table-cell>
          <table:table-cell office:value-type="string" table:style-name="Table2.B4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4">
totale imponibile
</text:p>
          </table:table-cell>
          <table:table-cell office:value-type="string" table:style-name="Table3.F2">
            <text:p text:style-name="P7">
<text:span text:style-name="Strong Emphasis">€23.412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3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mod. pagamento
</text:p>
          </table:table-cell>
          <table:table-cell office:value-type="string" table:number-columns-spanned="4" table:style-name="Table3.B4">
            <text:p text:style-name="Table_20_Contents">
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consegna
</text:p>
          </table:table-cell>
          <table:table-cell office:value-type="string" table:number-columns-spanned="4" table:style-name="Table3.B5">
            <text:p text:style-name="Table_20_Contents">
Via delle Montagne Rocciose, fra due settimana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IVA 
</text:p>
          </table:table-cell>
          <table:table-cell office:value-type="string" table:number-columns-spanned="4" table:style-name="Table3.B5">
            <text:p text:style-name="Table_20_Contents">
20 %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number-columns-spanned="2" table:style-name="Table3.A1">
            <text:p text:style-name="P13">
ALLEGATI DI PROGETTO
</text:p>
          </table:table-cell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5">
FIRMA
</text:p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D12">
            <text:p text:style-name="Table_20_Contents"/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10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1:43:25</dc:date>
    <meta:editing-cycles>243</meta:editing-cycles>
    <meta:editing-duration>PT10H10M33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1" meta:word-count="87" meta:character-count="880"/>
  </office:meta>
</office:document-meta>
</file>